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40117503" text:style-name="L1">
        <text:list-item>
          <text:p text:style-name="P1">Utilisateur</text:p>
          <text:list>
            <text:list-item>
              <text:p text:style-name="P1">profil (affichage + modif)</text:p>
            </text:list-item>
            <text:list-item>
              <text:p text:style-name="P1">identification (mdp+login)</text:p>
            </text:list-item>
            <text:list-item>
              <text:p text:style-name="P1">récuparation mdp oublié</text:p>
            </text:list-item>
            <text:list-item>
              <text:p text:style-name="P1">enregistrement (pseudo, mdp, ville, adresse_mail, date naissance, photo)</text:p>
            </text:list-item>
          </text:list>
        </text:list-item>
      </text:list>
      <text:p text:style-name="Standard"/>
      <text:list xml:id="list698467312" text:continue-numbering="true" text:style-name="L1">
        <text:list-item>
          <text:p text:style-name="P1">Page d'accueil</text:p>
          <text:p text:style-name="P1">si connecté :</text:p>
          <text:list>
            <text:list-item>
              <text:p text:style-name="P1">Affichage tweets utilisateurs suivis</text:p>
            </text:list-item>
            <text:list-item>
              <text:p text:style-name="P1">Création nouveau tweet</text:p>
            </text:list-item>
          </text:list>
        </text:list-item>
      </text:list>
      <text:p text:style-name="Standard"/>
      <text:p text:style-name="Standard">realisation : </text:p>
      <text:list xml:id="list622204626" text:style-name="L2">
        <text:list-item>
          <text:p text:style-name="P2">partie identification / inscription : guillaume – DONE</text:p>
        </text:list-item>
        <text:list-item>
          <text:p text:style-name="P2">page mot de passe oublié : guillaume – DONE</text:p>
        </text:list-item>
        <text:list-item>
          <text:p text:style-name="P2">page affichage profil utilisateur : amelie – presque DONE, reste mise en forme</text:p>
        </text:list-item>
        <text:list-item>
          <text:p text:style-name="P2">page modification info personnelles : amelie – presque DONE, reste mot de passe</text:p>
        </text:list-item>
        <text:list-item>
          <text:p text:style-name="P2">page accueil quand connecté → champs message + envoi du message(tweet) : Guillaume</text:p>
        </text:list-item>
        <text:list-item>
          <text:p text:style-name="P2">page accueil quand connecté → timeline : Amelie</text:p>
        </text:list-item>
        <text:list-item>
          <text:p text:style-name="P2">Recherche globale d'utilisateur : Guillaume</text:p>
        </text:list-item>
        <text:list-item>
          <text:p text:style-name="P2">gestion abonnements entre utilisateurs : Amelie</text:p>
        </text:list-item>
      </text:list>
      <text:p text:style-name="Standard"/>
      <text:p text:style-name="Standard">base : </text:p>
      <text:p text:style-name="Standard"/>
      <text:list xml:id="list1352575231" text:continue-list="list698467312" text:style-name="L1">
        <text:list-item>
          <text:list>
            <text:list-item>
              <text:p text:style-name="P1">utilisateur : id, pseudo, mdp, ville,pays, <text:s/>adresse_mail, date naissance, photo.</text:p>
            </text:list-item>
            <text:list-item>
              <text:p text:style-name="P1">Message : id, contenu(140), id_utilisateur, date</text:p>
            </text:list-item>
            <text:list-item>
              <text:p text:style-name="P1">Abonnement : id, id_utilisateur_courant, id_utilisateur_suivi</text:p>
            </text:list-item>
            <text:list-item>
              <text:p text:style-name="P1">hashtag : id, nom</text:p>
            </text:list-item>
            <text:list-item>
              <text:p text:style-name="P1">messhash : id, id_hashtag, id_message</text:p>
              <text:p text:style-name="P1"/>
            </text:list-item>
          </text:list>
        </text:list-item>
      </text:list>
      <text:list xml:id="list1406859875" text:continue-list="list622204626" text:style-name="L2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cape </meta:initial-creator>
    <meta:creation-date>2014-02-25T17:21:50</meta:creation-date>
    <dc:date>2014-03-06T17:42:44</dc:date>
    <dc:creator>ticape </dc:creator>
    <meta:editing-duration>PT40M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1" meta:paragraph-count="24" meta:word-count="161" meta:character-count="537" meta:non-whitespace-character-count="892"/>
  </office:meta>
</office:document-meta>
</file>